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08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7.08cm" fo:break-before="auto" style:use-optimal-row-height="true"/>
    </style:style>
    <style:style style:name="ro20" style:family="table-row">
      <style:table-row-properties style:row-height="2.658cm" fo:break-before="auto" style:use-optimal-row-height="true"/>
    </style:style>
    <style:style style:name="ro21" style:family="table-row">
      <style:table-row-properties style:row-height="6.292cm" fo:break-before="auto" style:use-optimal-row-height="true"/>
    </style:style>
    <style:style style:name="ro22" style:family="table-row">
      <style:table-row-properties style:row-height="3.133cm" fo:break-before="auto" style:use-optimal-row-height="true"/>
    </style:style>
    <style:style style:name="ro23" style:family="table-row">
      <style:table-row-properties style:row-height="3.87cm" fo:break-before="auto" style:use-optimal-row-height="true"/>
    </style:style>
    <style:style style:name="ro24" style:family="table-row">
      <style:table-row-properties style:row-height="5.396cm" fo:break-before="auto" style:use-optimal-row-height="true"/>
    </style:style>
    <style:style style:name="ro25" style:family="table-row">
      <style:table-row-properties style:row-height="1.9cm" fo:break-before="auto" style:use-optimal-row-height="true"/>
    </style:style>
    <style:style style:name="ro26" style:family="table-row">
      <style:table-row-properties style:row-height="1.637cm" fo:break-before="auto" style:use-optimal-row-height="true"/>
    </style:style>
    <style:style style:name="ro27" style:family="table-row">
      <style:table-row-properties style:row-height="3.217cm" fo:break-before="auto" style:use-optimal-row-height="true"/>
    </style:style>
    <style:style style:name="ro28" style:family="table-row">
      <style:table-row-properties style:row-height="2.427cm" fo:break-before="auto" style:use-optimal-row-height="true"/>
    </style:style>
    <style:style style:name="ro29" style:family="table-row">
      <style:table-row-properties style:row-height="3.159cm" fo:break-before="auto" style:use-optimal-row-height="true"/>
    </style:style>
    <style:style style:name="ro30" style:family="table-row">
      <style:table-row-properties style:row-height="3.129cm" fo:break-before="auto" style:use-optimal-row-height="true"/>
    </style:style>
    <style:style style:name="ro31"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32">http://benfranklin.chips.jp/cake_apps/Cake_IFM11/images/view/5043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table-cell table:style-name="ce2" office:value-type="float" office:value="1">
            <text:p>1</text:p>
          </table:table-cell>
          <table:table-cell table:style-name="ce6" office:value-type="date" office:date-value="2021-11-18T10:46:57.28">
            <text:p>1118</text:p>
          </table:table-cell>
          <table:table-cell table:style-name="ce9" office:value-type="string">
            <text:p>k-1</text:p>
          </table:table-cell>
          <table:table-cell table:style-name="ce11" office:value-type="string" table:number-columns-spanned="3" table:number-rows-spanned="1">
            <text:p>두 마리. (1) 전 번에서 마사지의 절차를 다시 바꿨다. &lt;2&gt; 되돌렸다. 즉, 두 마리 동시로 마사지한다. &lt;3&gt; 다만, 마사지를 시작할 때 지금까지 처럼, 뒷다리를 두 번 가볍게 두드린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siedemnasty listopada. (2) pogoda nieźle. robi się zimniej.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zacząłem o około szóstej dziesiątej, dziesięć minut po szóstej. (2) większość czasu, używałem to na ćwiczeniach. &lt;2&gt; menu ćwiczenia, to był, półnuty na zakresie `kan`-u, i tak dal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6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我干什么？（2）开始调查。调查什么？对象是这条表示式。就是，正弦的平方的积分 A。（3）想知道，A 描写什么样的函数图形。（4）发现的是，上述的 A 的组成要素是，(1/2)x 和 (1/4)sin(2x)</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9T09:18:12.94">
            <text:p>1119</text:p>
          </table:table-cell>
          <table:table-cell table:style-name="ce9" office:value-type="string">
            <text:p>k-1</text:p>
          </table:table-cell>
          <table:table-cell table:style-name="ce10" office:value-type="string" table:number-columns-spanned="3" table:number-rows-spanned="1">
            <text:p>두 마리. (1) 먼저 크로만. &lt;2&gt; 내가 옹벽에 도착한 때 크로는 아지 옹벽 위에 있었다. (2) 이미 크로에게 마사지를 하고 있을 때 미케가 왔다. &lt;2&gt; 돌출 뒤에서. &lt;3&gt; 미케를 잡고 내렸다. (3) 크로가 매우 냄새. 대변의 냄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osiemnasty listopada. (2) pogoda, ładna.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6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może używałem dwie trzecie czasu sesji na ćwiczenie `dai-kan`-u. (2) jestem nie zadowolony [satisfied że nie umiem[can jeszcze wydmuchać `dai-kan` gładko[smoothly. (3) napinam mięśni tuż pod dolną wargą, mocniej. Mocniej niż dla dźwięk `kan`-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table-cell table:style-name="ce2" table:formula="of:=[.B6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 多重积分。利用雅可比行列式的那一种。（2）积分变量，把它转换为别的变量。在这块手续里，我们干什么？（3）我以为，迄今为止，变量的这样的转换，意味着，积分领域的转换。（4）例如，正如在某页网页上有人说， 本来是二维笛卡尔坐标。如果，该坐标的全部领域，把它成为对象的话，那就四个无限出现。在 x,y 各个坐标轴[zhou上，两个。（5）如果执行变量转换，利用极坐标，那就，无穷的数目减少到只一个。在半径[jing4轴上的一个。（6）具体地说，半径轴上，有零和无穷。角度轴上有零和 2π。</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уровень[level образования[education`, или, `школа`. пойдем[lets-go в мир, где такое слово существует не. (2) `умный[smart` или `глупа`. мир без таких слов.</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68]+1" office:value-type="float" office:value="6">
            <text:p>6</text:p>
          </table:table-cell>
          <table:table-cell table:style-name="ce6"/>
          <table:table-cell table:style-name="ce9" office:value-type="string">
            <text:p>a-1</text:p>
          </table:table-cell>
          <table:table-cell table:style-name="ce10" office:value-type="string">
            <text:p>كونفوشية / دعونا ندرس / دعونا ندرس شنتو. / الديانة اليابان.</text:p>
          </table:table-cell>
          <table:table-cell table:style-name="ce12" office:value-type="string" table:number-columns-spanned="2" table:number-rows-spanned="1">
            <text:p>kuwnfuwshiya[confucious / daAwuna[lets / nadrusu[study / kuwnfuwshiy[confucious / shentuw[shintoa / a`-diyaana[religion / yaabaan</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42">http://benfranklin.chips.jp/cake_apps/Cake_IFM11/images/view/5034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1T11:16:41.47">
            <text:p>1121</text:p>
          </table:table-cell>
          <table:table-cell table:style-name="ce9" office:value-type="string">
            <text:p>k-1</text:p>
          </table:table-cell>
          <table:table-cell table:style-name="ce10" office:value-type="string" table:number-columns-spanned="3" table:number-rows-spanned="1">
            <text:p>두 마리. (1) 다시 평평자리에서 마사지 하고있었을 때 크로가 미케에게 잡고 갔다. (2) 옹벼으로 돌아갈 때, 미케가 항상와 달리, 옹벽 <text:s/>바로 아래까지는 오지 않고, 도중에서 멈추어, 앉아고있다. &lt;2&gt; 내가 와서 잡고 안아가는 것을 기다리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a sobota, dwudzie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2) Zrobiłem film gr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白天工作。不做活动。（2）前天知道来的项目，是`高斯积分`。一到理解，我觉得这块积分很棒。（3）我以为，这条表示式可表示，圆周率的平方根，到底看起来如何。（4）就是，在图形形式上，如何。</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были бы ве'щи[rzeczy, которые вы мо'жете видеть[zobaczyc` только когда вы будете слепы[niewidom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a-1</text:p>
          </table:table-cell>
          <table:table-cell table:style-name="ce10" office:value-type="string">
            <text:p>فترة مييجي / الناس في فترة ميجي</text:p>
          </table:table-cell>
          <table:table-cell table:style-name="ce12" office:value-type="string" table:number-columns-spanned="2" table:number-rows-spanned="1">
            <text:p>fatra[okres / miyeyjiy[meiji / al-naas[ludzi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2</text:p>
          </table:table-cell>
          <table:table-cell table:style-name="ce10" office:value-type="string">
            <text:p>الأشياء التي تخلصوا منها / أنا سوف تلتقطها.</text:p>
          </table:table-cell>
          <table:table-cell table:style-name="ce12" office:value-type="string" table:number-columns-spanned="2" table:number-rows-spanned="1">
            <text:p>al-ashyaa`u[rzecz / al-lai[kto`ry / taxaras^uw[get-rid / min-haa[from-it / anaa[ja / sawfa[will / talataqitu-haa[pick-it-up</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2T08:16:30.17">
            <text:p>1122</text:p>
          </table:table-cell>
          <table:table-cell table:style-name="ce9" office:value-type="string">
            <text:p>k-1</text:p>
          </table:table-cell>
          <table:table-cell table:style-name="ce10" office:value-type="string" table:number-columns-spanned="3" table:number-rows-spanned="1">
            <text:p>두 마리. (1) 비가 내리고있었다. &lt;2&gt; 울타리를 통해 먹이주기. (2) 먼저 미케에게 페이스트를 주었다. &lt;2&gt; 이 때 이전엔 크로는 미케의 자리로 가서 미케에게 주어던 페이스트를 자신도 먹으려 한다. &lt;3&gt; 하지만, 에제는 크로는 자신의 자리에 멈추어, 가만히 나를 보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niedziele, dwudziesty pierwsz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to wygląda, że pojawia się jedna wzór. (2) chodzi o co zrobić w jednej sesji. najpierw wydmuchanie, a potem swobodna gra, prowadząca do kompozycji, i ostatne, ćwiczenie podstawowe. (3) myślę, korzyść, że zrobić swobodną gry przed ćwiczeniem, to mogę rozpoznać jakie ćwiczenia zrobić w tej sesji.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порядок[kolejnos`c` : давайте сначала[najpierw займе'&lt;jo&gt;мся[we-do матема'тикой. (2) а пото'м, диоксид углерода[we_gla; и наконец[kon`c, по'иск[wyszukaj выигрышной моде'&lt;de&gt;ли на фо'рексе. (3) тре'тья за'пись[entry --- НИКОГДА[nigd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1</text:p>
          </table:table-cell>
          <table:table-cell table:style-name="ce10" office:value-type="string">
            <text:p>الجوهر / أشياء / أيديولوجية / الجامح</text:p>
            <text:p>الجوهر كان الجامح أيديولوجية.</text:p>
          </table:table-cell>
          <table:table-cell table:style-name="ce12" office:value-type="string" table:number-columns-spanned="2" table:number-rows-spanned="1">
            <text:p>al-dhawharu[essence <text:s/>/ ashyaaw[rzeczy / aydiwluwdhiya[ideologia / al-dhaamih^[runawa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02">http://benfranklin.chips.jp/cake_apps/Cake_IFM11/images/view/5030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昨天，我碰到一块知识，就是，数学上的一场领域，被称，`配置理论` (2) 在平面上，设置一些点和线。如何配置，是该领域里被提到的主题。（3）更准确的说，该说这样。那样的主题，和该主题有关的种种话题，把他们综合起来。把这块一堆[dui1，称为`配置理论`</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number-columns-repeated="2"/>
          <table:table-cell table:style-name="ce6" office:value-type="date" office:date-value="2021-11-23T08:48:27.62">
            <text:p>1123</text:p>
          </table:table-cell>
          <table:table-cell table:style-name="ce9" office:value-type="string">
            <text:p>k-1</text:p>
          </table:table-cell>
          <table:table-cell table:style-name="ce10" office:value-type="string" table:number-columns-spanned="3" table:number-rows-spanned="1">
            <text:p>두 마리. (1) 비는 내리지는 않았다. &lt;2&gt; 나가는 좀 전에 멈췄다. 지상은 아직 젖은 상태. &lt;3&gt; 장화를 입고 나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number-columns-repeated="2"/>
          <table:table-cell table:style-name="ce6"/>
          <table:table-cell table:style-name="ce9" office:value-type="string">
            <text:p>k-2</text:p>
          </table:table-cell>
          <table:table-cell table:style-name="ce10" office:value-type="string" table:number-columns-spanned="3" table:number-rows-spanned="1">
            <text:p>(2) 크로는옹벽에 나왔다. &lt;2&gt; 미케는 울타리 안에서 울리고있었다. &lt;3&gt; 크로에게는 옹벽 위에서 먹이주기. &lt;4&gt; 미케는 울티리를 통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poniedziałek, dwudziesty drugi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sposób wydmuchania `dai-kan`-u &lt;2&gt; wczoraj, sposób, który używałem. &lt;3&gt; kształt warg dla dźwięku `kan`-u. <text:s/>A potem, dolną wargę, pociągasz w kierunku środka. &lt;4&gt; kształt wynikowy byłby rombem, to znaczy, kształt, który obie wargi wspólnie kształtują.</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也做了数学。（1）继续调查`配置`。昨天知道的东西，称为`完全四点形`（2）一共四个点。各点有两条线通过它。</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время, кото'рое вы испо'льзуете : давайте ограни'чимся 30 минутами. ----- просто, не делай э'того, воо'&lt;a&gt;бще.</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863">http://benfranklin.chips.jp/cake_apps/Cake_IFM11/images/view/43863</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number-columns-repeated="2"/>
          <table:table-cell table:style-name="ce6"/>
          <table:table-cell table:style-name="ce9" office:value-type="string">
            <text:p>a-1</text:p>
          </table:table-cell>
          <table:table-cell table:style-name="ce10" office:value-type="string">
            <text:p>قصة الهائيكي / أقرأ / لتعليم المسيحية</text:p>
          </table:table-cell>
          <table:table-cell table:style-name="ce12" office:value-type="string" table:number-columns-spanned="2" table:number-rows-spanned="1">
            <text:p>qus^a[story / al-haa-iykiy[heike / aqra`u[czytac` / duwna-l-qiyaami[without-doing / bi-dzalika[that / li-taAliymi[to-uczyć <text:s/>/ al-masiyh^iya[chrześcijaństwa </text:p>
          </table:table-cell>
          <table:covered-table-cell table:style-name="ce12"/>
          <table:table-cell table:style-name="ce13" office:value-type="string">
            <text:p>upto :</text:p>
            <text:p><text:a xlink:href="http://benfranklin.chips.jp/cake_apps/Cake_IFM11/images/index_2/page:2?filter_memo=%3Ath&amp;sort=file_name&amp;direction=desc&amp;RBs_AND_OR_Memo=AND">http://benfranklin.chips.jp/cake_apps/Cake_IFM11/images/index_2/page:2?filter_memo=%3Ath&amp;sort=file_name&amp;direction=desc&amp;RBs_AND_OR_Memo=AND</text:a></text:p>
            <text:p><text:a xlink:href="http://benfranklin.chips.jp/cake_apps/Cake_IFM11/images/view/49972">http://benfranklin.chips.jp/cake_apps/Cake_IFM11/images/view/4997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4T08:26:39.37">
            <text:p>1124</text:p>
          </table:table-cell>
          <table:table-cell table:style-name="ce9" office:value-type="string">
            <text:p>k-1</text:p>
          </table:table-cell>
          <table:table-cell table:style-name="ce10" office:value-type="string" table:number-columns-spanned="3" table:number-rows-spanned="1">
            <text:p>두 마리. (1) 미케에 관해. &lt;1&gt; 먼저 평평자리로 올 때 부터 마사지를 종료할 때 까지, 울리지 않았다. (2) 옹벽으로 돌아가기. &lt;1&gt; 먼저 미케를 잡고, 달려, 옹벽 위로. &lt;2&gt; 그리고, 서둘러 크로에게 돌아가고, 마찬가지로 잡고 옹벽 위로. &lt;3&gt; 이 방법은 처음으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wtorek, dwudziesty trzeci listopada. (2) działalność : rejestrację pliku[file obrazu[image, zrobiłem to przedwczoraj, który nowym nawycie[habit jest. (3) nie padał. było chmury. temperatura, zimn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Nowy nawyk. &lt;1&gt; Na późnym południe, miałem sesji dla shinobue-u. &lt;2&gt; około trzydziestu minut. &lt;3&gt; bez melodii. Tylko ćwiczenie wydmuchania. &lt;4&gt; nie ponieważ musię, ale to chcę. &lt;5&gt; sposób wydmuchania, to zmienia[change dźwięk. &lt;6&gt; Różnica[difference jest zauważalna[noticeable. A kiedy sposób, to znaczy, kształt warg, ma odpowiednią[appropriate formę, wychodzący dźwięk, to tak piękny. &lt;7&gt; to tak, jakbyś pił zimny napój, po byłeś pod gorącym słon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数学。（1）做计算。变量变换。从极坐标变换到笛卡尔坐标。（2）计算。拉格朗日函数。对它做偏[pian1微分。（3）在这里，理解到的是，把sinθ用θ偏微分，那就，被产生的是，cosθ*θ`。以前，我的理解是，cosθ而已。没有θ`的部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слово молитвы[prayer. (1) только вы уве'рен[certain. (2) Я бу'ду[will подчи'&lt;chi&gt;няться те'бе. ----&gt; прекрати'те[stop таки'е ре'чи.</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863">http://benfranklin.chips.jp/cake_apps/Cake_IFM11/images/view/43863</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a-1</text:p>
          </table:table-cell>
          <table:table-cell table:style-name="ce10" office:value-type="string">
            <text:p>الله. / الله موجود. / الله غير موجود.</text:p>
          </table:table-cell>
          <table:table-cell table:style-name="ce12" office:value-type="string" table:number-columns-spanned="2" table:number-rows-spanned="1">
            <text:p>mawdhuwd[exist / Gayir[does-not</text:p>
          </table:table-cell>
          <table:covered-table-cell table:style-name="ce12"/>
          <table:table-cell table:style-name="ce13" office:value-type="string">
            <text:p>upto :</text:p>
            <text:p><text:a xlink:href="http://benfranklin.chips.jp/cake_apps/Cake_IFM11/images/index_2/page:2?filter_memo=%3Ath&amp;sort=file_name&amp;direction=desc&amp;RBs_AND_OR_Memo=AND">http://benfranklin.chips.jp/cake_apps/Cake_IFM11/images/index_2/page:2?filter_memo=%3Ath&amp;sort=file_name&amp;direction=desc&amp;RBs_AND_OR_Memo=AND</text:a></text:p>
            <text:p><text:a xlink:href="http://benfranklin.chips.jp/cake_apps/Cake_IFM11/images/view/49939">http://benfranklin.chips.jp/cake_apps/Cake_IFM11/images/view/4993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number-columns-repeated="2"/>
          <table:table-cell table:style-name="ce6"/>
          <table:table-cell table:style-name="ce9" office:value-type="string">
            <text:p>a-2</text:p>
          </table:table-cell>
          <table:table-cell table:style-name="ce10" office:value-type="string">
            <text:p>أنا راضي عن الرياضياتي.</text:p>
          </table:table-cell>
          <table:table-cell table:style-name="ce12" office:value-type="string" table:number-columns-spanned="2" table:number-rows-spanned="1">
            <text:p>raad^iy[accept / al-riyaad^iyaati-i[mathematics-my</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5T08:28:29.76">
            <text:p>1125</text:p>
          </table:table-cell>
          <table:table-cell table:style-name="ce9" office:value-type="string">
            <text:p>k-1</text:p>
          </table:table-cell>
          <table:table-cell table:style-name="ce10" office:value-type="string" table:number-columns-spanned="3" table:number-rows-spanned="1">
            <text:p>두 마리. (1) 크로는 먼저 오두막 뒤에서. &lt;2&gt; 자전거를 멈추언 후 얼굴을 올리면, 오두막 뒤과 <text:s/>체육관 옹벽의 사이에서 한 개 작은 그림자가 있다. 순간 돈일까 라고 생각해, 바로 크로이다 라고 생가했다. &lt;3&gt; 아마도 그림자의 크기가 그렇게는 크지 않았기 때문.</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a środa, dwudziesty czwarty listopada. /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6">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poszedłem do Yokohama-u. / tam jest biuro sprzedaży. / Co zrobiłem? / napisałem dokument / Dotyczy podatk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7">
          <table:table-cell table:style-name="ce2" table:number-columns-repeated="2"/>
          <table:table-cell table:style-name="ce6"/>
          <table:table-cell table:style-name="ce9" office:value-type="string">
            <text:p>p-3</text:p>
          </table:table-cell>
          <table:table-cell table:style-name="ce10" office:value-type="string" table:number-columns-spanned="3" table:number-rows-spanned="1">
            <text:p>shino : (1) pierwsza sesja. Dziesięć minut po czwartej, zacząłem. / Zrobiłem przez około dziesięć minut. (2) Druga sesja, to było około dziesięciu minut po szóstej. (3) A potem, jako nowa akcja, wydmuchałem po kąpieli. / O małej objętości.</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8">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数学。（1）关于拉普拉斯算子。变量变换。在该算子里，笛卡尔坐标的 x,y 坐标，把它们变换到极坐标，就是说，r 和 θ。／ 这个企图呀，我半途而放弃了。导出了使用 r,θ， ∂/∂x 的表现。我觉得，在这时，足够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9">
          <table:table-cell table:style-name="ce2" table:number-columns-repeated="2"/>
          <table:table-cell table:style-name="ce6"/>
          <table:table-cell table:style-name="ce9" office:value-type="string">
            <text:p>c-2</text:p>
          </table:table-cell>
          <table:table-cell table:style-name="ce10" office:value-type="string" table:number-columns-spanned="3" table:number-rows-spanned="1">
            <text:p>（2）然后，开始别的主题，就是，`结合结构`(incidence structures)。／ 表示式，就是如下：A=(X,L,⊿)。／ 意思是，X 是该领域中的点。L 是直线。⊿的记号，就是由于X,L被产生的，集合{X,L}的部分集合，X x L（笛卡尔积）</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только пожилые люди, которые живут один. / как бы они себя[themselves вели[lead. ---&gt; не. сделай что-нибу'дь&lt;ch&gt;.</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3671">http://benfranklin.chips.jp/cake_apps/Cake_IFM11/images/view/4367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0">
          <table:table-cell table:style-name="ce2" table:number-columns-repeated="2"/>
          <table:table-cell table:style-name="ce6"/>
          <table:table-cell table:style-name="ce9" office:value-type="string">
            <text:p>a-1</text:p>
          </table:table-cell>
          <table:table-cell table:style-name="ce10" office:value-type="string">
            <text:p>ما هو الصحيح؟ <text:s/>/ من أين أتى الإنسان / ما هي `الجنة`؟</text:p>
          </table:table-cell>
          <table:table-cell table:style-name="ce12" office:value-type="string" table:number-columns-spanned="2" table:number-rows-spanned="1">
            <text:p>maa-hu[what is / s^ah^iyh^[correct / min-ain[from-where / ataa[came / al-insaanu[man / maa-hii[what-is / al-dhana[heaven</text:p>
          </table:table-cell>
          <table:covered-table-cell table:style-name="ce12"/>
          <table:table-cell table:style-name="ce13" office:value-type="string">
            <text:p>upto :</text:p>
            <text:p><text:a xlink:href="http://benfranklin.chips.jp/cake_apps/Cake_IFM11/images/index_2/page:3?filter_memo=%3Ath&amp;sort=file_name&amp;direction=desc&amp;RBs_AND_OR_Memo=AND">http://benfranklin.chips.jp/cake_apps/Cake_IFM11/images/index_2/page:3?filter_memo=%3Ath&amp;sort=file_name&amp;direction=desc&amp;RBs_AND_OR_Memo=AND</text:a></text:p>
            <text:p><text:a xlink:href="http://benfranklin.chips.jp/cake_apps/Cake_IFM11/images/view/49644">http://benfranklin.chips.jp/cake_apps/Cake_IFM11/images/view/49644</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1">
          <table:table-cell table:number-columns-repeated="2" office:value-type="string">
            <text:p>*</text:p>
          </table:table-cell>
          <table:table-cell table:style-name="ce7" table:formula="of:=NOW()" office:value-type="date" office:date-value="2021-11-25T10:32:34.95">
            <text:p>1125 <text:s/>1032</text:p>
          </table:table-cell>
          <table:table-cell table:number-columns-repeated="5" office:value-type="string">
            <text:p>*</text:p>
          </table:table-cell>
          <table:table-cell table:style-name="ce7" table:formula="of:=NOW()" office:value-type="date" office:date-value="2021-11-25T10:32:34.95">
            <text:p>1125 <text:s/>1032</text:p>
          </table:table-cell>
          <table:table-cell table:style-name="ce7" table:formula="of:=NOW()" office:value-type="date" office:date-value="2021-11-25T10:32:34.95">
            <text:p>1125 <text:s/>1032</text:p>
          </table:table-cell>
          <table:table-cell table:number-columns-repeated="2" table:style-name="ce7" office:value-type="string">
            <text:p>*</text:p>
          </table:table-cell>
          <table:table-cell table:style-name="ce7" table:formula="of:=NOW()" office:value-type="date" office:date-value="2021-11-25T10:32:34.95">
            <text:p>1125 <text:s/>1032</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31">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41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25">2021/11/25</text:date>, <text:time>10:32:3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25T10:32:34.40</dc:date>
    <dc:creator>iwabuchi ken</dc:creator>
    <meta:editing-duration>P9DT23H42M35S</meta:editing-duration>
    <meta:editing-cycles>1454</meta:editing-cycles>
    <meta:generator>OpenOffice/4.1.3$Win32 OpenOffice.org_project/413m1$Build-9783</meta:generator>
    <meta:document-statistic meta:table-count="1" meta:cell-count="469" meta:object-count="0"/>
  </office:meta>
</office:document-meta>
</file>